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 office:value-type="string">
            <text:p>time</text:p>
          </table:table-cell>
          <table:table-cell>
            <draw:frame table:end-cell-address="Tabelle1.R40" table:end-x="2.125cm" table:end-y="0.3cm" draw:z-index="0" draw:style-name="gr1" draw:text-style-name="P1" svg:width="29.095cm" svg:height="17.852cm" svg:x="0.128cm" svg:y="0.08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.16260564">
            <text:p>1,16260564</text:p>
          </table:table-cell>
          <table:table-cell office:value-type="float" office:value="1.45228565">
            <text:p>1,45228565</text:p>
          </table:table-cell>
          <table:table-cell office:value-type="float" office:value="1.11839402">
            <text:p>1,11839402</text:p>
          </table:table-cell>
          <table:table-cell office:value-type="float" office:value="1.38860095">
            <text:p>1,3886009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817298">
            <text:p>0,95817298</text:p>
          </table:table-cell>
          <table:table-cell office:value-type="float" office:value="1.39162505">
            <text:p>1,39162505</text:p>
          </table:table-cell>
          <table:table-cell office:value-type="float" office:value="1.12069523">
            <text:p>1,12069523</text:p>
          </table:table-cell>
          <table:table-cell office:value-type="float" office:value="1.38971329">
            <text:p>1,38971329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0.92841214">
            <text:p>0,92841214</text:p>
          </table:table-cell>
          <table:table-cell office:value-type="float" office:value="1.38988459">
            <text:p>1,38988459</text:p>
          </table:table-cell>
          <table:table-cell office:value-type="float" office:value="1.07425821">
            <text:p>1,07425821</text:p>
          </table:table-cell>
          <table:table-cell office:value-type="float" office:value="1.40187407">
            <text:p>1,4018740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0.89997828">
            <text:p>0,89997828</text:p>
          </table:table-cell>
          <table:table-cell office:value-type="float" office:value="1.38955224">
            <text:p>1,38955224</text:p>
          </table:table-cell>
          <table:table-cell office:value-type="float" office:value="1.07858038">
            <text:p>1,07858038</text:p>
          </table:table-cell>
          <table:table-cell office:value-type="float" office:value="1.38718653">
            <text:p>1,3871865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0.88442433">
            <text:p>0,88442433</text:p>
          </table:table-cell>
          <table:table-cell office:value-type="float" office:value="1.38940406">
            <text:p>1,38940406</text:p>
          </table:table-cell>
          <table:table-cell office:value-type="float" office:value="1.03984225">
            <text:p>1,03984225</text:p>
          </table:table-cell>
          <table:table-cell office:value-type="float" office:value="1.38711464">
            <text:p>1,3871146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0.87396723">
            <text:p>0,87396723</text:p>
          </table:table-cell>
          <table:table-cell office:value-type="float" office:value="1.38897455">
            <text:p>1,38897455</text:p>
          </table:table-cell>
          <table:table-cell office:value-type="float" office:value="1.03247106">
            <text:p>1,03247106</text:p>
          </table:table-cell>
          <table:table-cell office:value-type="float" office:value="1.38793015">
            <text:p>1,3879301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.32086527">
            <text:p>1,32086527</text:p>
          </table:table-cell>
          <table:table-cell office:value-type="float" office:value="1.25641">
            <text:p>1,25641</text:p>
          </table:table-cell>
          <table:table-cell office:value-type="float" office:value="1.07682991">
            <text:p>1,07682991</text:p>
          </table:table-cell>
          <table:table-cell office:value-type="float" office:value="1.47028053">
            <text:p>1,4702805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.60965753">
            <text:p>1,60965753</text:p>
          </table:table-cell>
          <table:table-cell office:value-type="float" office:value="1.13907313">
            <text:p>1,13907313</text:p>
          </table:table-cell>
          <table:table-cell office:value-type="float" office:value="1.09581983">
            <text:p>1,09581983</text:p>
          </table:table-cell>
          <table:table-cell office:value-type="float" office:value="1.7232573">
            <text:p>1,7232573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1.9782542">
            <text:p>1,9782542</text:p>
          </table:table-cell>
          <table:table-cell office:value-type="float" office:value="1.01377606">
            <text:p>1,01377606</text:p>
          </table:table-cell>
          <table:table-cell office:value-type="float" office:value="0.99747676">
            <text:p>0,99747676</text:p>
          </table:table-cell>
          <table:table-cell office:value-type="float" office:value="1.5976789">
            <text:p>1,597678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.95048785">
            <text:p>1,95048785</text:p>
          </table:table-cell>
          <table:table-cell office:value-type="float" office:value="1.00618708">
            <text:p>1,00618708</text:p>
          </table:table-cell>
          <table:table-cell office:value-type="float" office:value="0.98940742">
            <text:p>0,98940742</text:p>
          </table:table-cell>
          <table:table-cell office:value-type="float" office:value="1.70684338">
            <text:p>1,70684338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.24428272">
            <text:p>2,24428272</text:p>
          </table:table-cell>
          <table:table-cell office:value-type="float" office:value="0.89507484">
            <text:p>0,89507484</text:p>
          </table:table-cell>
          <table:table-cell office:value-type="float" office:value="1.03903902">
            <text:p>1,03903902</text:p>
          </table:table-cell>
          <table:table-cell office:value-type="float" office:value="1.63804603">
            <text:p>1,63804603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.05664587">
            <text:p>2,05664587</text:p>
          </table:table-cell>
          <table:table-cell office:value-type="float" office:value="0.95727682">
            <text:p>0,95727682</text:p>
          </table:table-cell>
          <table:table-cell office:value-type="float" office:value="1.1034013">
            <text:p>1,1034013</text:p>
          </table:table-cell>
          <table:table-cell office:value-type="float" office:value="1.45223582">
            <text:p>1,45223582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.21110058">
            <text:p>2,21110058</text:p>
          </table:table-cell>
          <table:table-cell office:value-type="float" office:value="0.89977437">
            <text:p>0,89977437</text:p>
          </table:table-cell>
          <table:table-cell office:value-type="float" office:value="1.03351271">
            <text:p>1,03351271</text:p>
          </table:table-cell>
          <table:table-cell office:value-type="float" office:value="1.59199536">
            <text:p>1,59199536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.16311026">
            <text:p>2,16311026</text:p>
          </table:table-cell>
          <table:table-cell office:value-type="float" office:value="0.92625391">
            <text:p>0,92625391</text:p>
          </table:table-cell>
          <table:table-cell office:value-type="float" office:value="1.06491864">
            <text:p>1,06491864</text:p>
          </table:table-cell>
          <table:table-cell office:value-type="float" office:value="1.53574932">
            <text:p>1,5357493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2.05217528">
            <text:p>2,05217528</text:p>
          </table:table-cell>
          <table:table-cell office:value-type="float" office:value="0.95881331">
            <text:p>0,95881331</text:p>
          </table:table-cell>
          <table:table-cell office:value-type="float" office:value="0.9381302">
            <text:p>0,9381302</text:p>
          </table:table-cell>
          <table:table-cell office:value-type="float" office:value="1.5973947">
            <text:p>1,5973947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.75534284">
            <text:p>1,75534284</text:p>
          </table:table-cell>
          <table:table-cell office:value-type="float" office:value="1.08710766">
            <text:p>1,08710766</text:p>
          </table:table-cell>
          <table:table-cell office:value-type="float" office:value="1.21110129">
            <text:p>1,21110129</text:p>
          </table:table-cell>
          <table:table-cell office:value-type="float" office:value="1.39396608">
            <text:p>1,39396608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.62734568">
            <text:p>1,62734568</text:p>
          </table:table-cell>
          <table:table-cell office:value-type="float" office:value="1.12174058">
            <text:p>1,12174058</text:p>
          </table:table-cell>
          <table:table-cell office:value-type="float" office:value="0.94205612">
            <text:p>0,94205612</text:p>
          </table:table-cell>
          <table:table-cell office:value-type="float" office:value="1.52424335">
            <text:p>1,5242433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.67233729">
            <text:p>1,67233729</text:p>
          </table:table-cell>
          <table:table-cell office:value-type="float" office:value="1.09410572">
            <text:p>1,09410572</text:p>
          </table:table-cell>
          <table:table-cell office:value-type="float" office:value="1.15339971">
            <text:p>1,15339971</text:p>
          </table:table-cell>
          <table:table-cell office:value-type="float" office:value="1.40020311">
            <text:p>1,40020311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1.71709216">
            <text:p>1,71709216</text:p>
          </table:table-cell>
          <table:table-cell office:value-type="float" office:value="1.06918311">
            <text:p>1,06918311</text:p>
          </table:table-cell>
          <table:table-cell office:value-type="float" office:value="0.94524908">
            <text:p>0,94524908</text:p>
          </table:table-cell>
          <table:table-cell office:value-type="float" office:value="1.50553095">
            <text:p>1,50553095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1.50506735">
            <text:p>1,50506735</text:p>
          </table:table-cell>
          <table:table-cell office:value-type="float" office:value="1.16024649">
            <text:p>1,16024649</text:p>
          </table:table-cell>
          <table:table-cell office:value-type="float" office:value="0.91207188">
            <text:p>0,91207188</text:p>
          </table:table-cell>
          <table:table-cell office:value-type="float" office:value="1.53948367">
            <text:p>1,53948367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1.55531204">
            <text:p>1,55531204</text:p>
          </table:table-cell>
          <table:table-cell office:value-type="float" office:value="1.11951482">
            <text:p>1,11951482</text:p>
          </table:table-cell>
          <table:table-cell office:value-type="float" office:value="1.26706445">
            <text:p>1,26706445</text:p>
          </table:table-cell>
          <table:table-cell office:value-type="float" office:value="1.44171214">
            <text:p>1,44171214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1.53608918">
            <text:p>1,53608918</text:p>
          </table:table-cell>
          <table:table-cell office:value-type="float" office:value="1.12751496">
            <text:p>1,12751496</text:p>
          </table:table-cell>
          <table:table-cell office:value-type="float" office:value="0.98160142">
            <text:p>0,98160142</text:p>
          </table:table-cell>
          <table:table-cell office:value-type="float" office:value="1.46074796">
            <text:p>1,46074796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1.53322506">
            <text:p>1,53322506</text:p>
          </table:table-cell>
          <table:table-cell office:value-type="float" office:value="1.13428986">
            <text:p>1,13428986</text:p>
          </table:table-cell>
          <table:table-cell office:value-type="float" office:value="0.90111542">
            <text:p>0,90111542</text:p>
          </table:table-cell>
          <table:table-cell office:value-type="float" office:value="1.53523254">
            <text:p>1,53523254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1.45901227">
            <text:p>1,45901227</text:p>
          </table:table-cell>
          <table:table-cell office:value-type="float" office:value="1.15850711">
            <text:p>1,15850711</text:p>
          </table:table-cell>
          <table:table-cell office:value-type="float" office:value="1.02064764">
            <text:p>1,02064764</text:p>
          </table:table-cell>
          <table:table-cell office:value-type="float" office:value="1.44430137">
            <text:p>1,44430137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1.43851197">
            <text:p>1,43851197</text:p>
          </table:table-cell>
          <table:table-cell office:value-type="float" office:value="1.16784966">
            <text:p>1,16784966</text:p>
          </table:table-cell>
          <table:table-cell office:value-type="float" office:value="0.95550096">
            <text:p>0,95550096</text:p>
          </table:table-cell>
          <table:table-cell office:value-type="float" office:value="1.49668837">
            <text:p>1,49668837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1.47414696">
            <text:p>1,47414696</text:p>
          </table:table-cell>
          <table:table-cell office:value-type="float" office:value="1.15352714">
            <text:p>1,15352714</text:p>
          </table:table-cell>
          <table:table-cell office:value-type="float" office:value="0.86528701">
            <text:p>0,86528701</text:p>
          </table:table-cell>
          <table:table-cell office:value-type="float" office:value="1.63800585">
            <text:p>1,63800585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1.48297763">
            <text:p>1,48297763</text:p>
          </table:table-cell>
          <table:table-cell office:value-type="float" office:value="1.14444351">
            <text:p>1,14444351</text:p>
          </table:table-cell>
          <table:table-cell office:value-type="float" office:value="0.98957652">
            <text:p>0,98957652</text:p>
          </table:table-cell>
          <table:table-cell office:value-type="float" office:value="1.44601989">
            <text:p>1,44601989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1.5261724">
            <text:p>1,5261724</text:p>
          </table:table-cell>
          <table:table-cell office:value-type="float" office:value="1.12222099">
            <text:p>1,12222099</text:p>
          </table:table-cell>
          <table:table-cell office:value-type="float" office:value="0.97845578">
            <text:p>0,97845578</text:p>
          </table:table-cell>
          <table:table-cell office:value-type="float" office:value="1.46454442">
            <text:p>1,46454442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1.46222627">
            <text:p>1,46222627</text:p>
          </table:table-cell>
          <table:table-cell office:value-type="float" office:value="1.15822756">
            <text:p>1,15822756</text:p>
          </table:table-cell>
          <table:table-cell office:value-type="float" office:value="1.0200572">
            <text:p>1,0200572</text:p>
          </table:table-cell>
          <table:table-cell office:value-type="float" office:value="1.46606755">
            <text:p>1,46606755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1.4926796">
            <text:p>1,4926796</text:p>
          </table:table-cell>
          <table:table-cell office:value-type="float" office:value="1.13390064">
            <text:p>1,13390064</text:p>
          </table:table-cell>
          <table:table-cell office:value-type="float" office:value="0.97920513">
            <text:p>0,97920513</text:p>
          </table:table-cell>
          <table:table-cell office:value-type="float" office:value="1.46956217">
            <text:p>1,46956217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1.4609735">
            <text:p>1,4609735</text:p>
          </table:table-cell>
          <table:table-cell office:value-type="float" office:value="1.15738094">
            <text:p>1,15738094</text:p>
          </table:table-cell>
          <table:table-cell office:value-type="float" office:value="0.95953512">
            <text:p>0,95953512</text:p>
          </table:table-cell>
          <table:table-cell office:value-type="float" office:value="1.4666959">
            <text:p>1,4666959</text:p>
          </table:table-cell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float" office:value="1.45330036">
            <text:p>1,45330036</text:p>
          </table:table-cell>
          <table:table-cell office:value-type="float" office:value="1.15573239">
            <text:p>1,15573239</text:p>
          </table:table-cell>
          <table:table-cell office:value-type="float" office:value="1.12933779">
            <text:p>1,12933779</text:p>
          </table:table-cell>
          <table:table-cell office:value-type="float" office:value="1.39344251">
            <text:p>1,39344251</text:p>
          </table:table-cell>
          <table:table-cell office:value-type="float" office:value="32">
            <text:p>32</text:p>
          </table:table-cell>
          <table:table-cell/>
        </table:table-row>
        <table:table-row table:style-name="ro2">
          <table:table-cell office:value-type="float" office:value="1.48462141">
            <text:p>1,48462141</text:p>
          </table:table-cell>
          <table:table-cell office:value-type="float" office:value="1.13530135">
            <text:p>1,13530135</text:p>
          </table:table-cell>
          <table:table-cell office:value-type="float" office:value="0.99047858">
            <text:p>0,99047858</text:p>
          </table:table-cell>
          <table:table-cell office:value-type="float" office:value="1.43418896">
            <text:p>1,43418896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1.53876829">
            <text:p>1,53876829</text:p>
          </table:table-cell>
          <table:table-cell office:value-type="float" office:value="1.11031437">
            <text:p>1,11031437</text:p>
          </table:table-cell>
          <table:table-cell office:value-type="float" office:value="1.18585551">
            <text:p>1,18585551</text:p>
          </table:table-cell>
          <table:table-cell office:value-type="float" office:value="1.41543567">
            <text:p>1,41543567</text:p>
          </table:table-cell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1.50808942">
            <text:p>1,50808942</text:p>
          </table:table-cell>
          <table:table-cell office:value-type="float" office:value="1.13558567">
            <text:p>1,13558567</text:p>
          </table:table-cell>
          <table:table-cell office:value-type="float" office:value="1.17442501">
            <text:p>1,17442501</text:p>
          </table:table-cell>
          <table:table-cell office:value-type="float" office:value="1.44086838">
            <text:p>1,44086838</text:p>
          </table:table-cell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float" office:value="1.47761047">
            <text:p>1,47761047</text:p>
          </table:table-cell>
          <table:table-cell office:value-type="float" office:value="1.14837384">
            <text:p>1,14837384</text:p>
          </table:table-cell>
          <table:table-cell office:value-type="float" office:value="1.19179189">
            <text:p>1,19179189</text:p>
          </table:table-cell>
          <table:table-cell office:value-type="float" office:value="1.40704167">
            <text:p>1,40704167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1.49997044">
            <text:p>1,49997044</text:p>
          </table:table-cell>
          <table:table-cell office:value-type="float" office:value="1.13658059">
            <text:p>1,13658059</text:p>
          </table:table-cell>
          <table:table-cell office:value-type="float" office:value="1.09356999">
            <text:p>1,09356999</text:p>
          </table:table-cell>
          <table:table-cell office:value-type="float" office:value="1.40526617">
            <text:p>1,40526617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float" office:value="1.49196827">
            <text:p>1,49196827</text:p>
          </table:table-cell>
          <table:table-cell office:value-type="float" office:value="1.14450562">
            <text:p>1,14450562</text:p>
          </table:table-cell>
          <table:table-cell office:value-type="float" office:value="1.06194389">
            <text:p>1,06194389</text:p>
          </table:table-cell>
          <table:table-cell office:value-type="float" office:value="1.4072721">
            <text:p>1,4072721</text:p>
          </table:table-cell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float" office:value="1.5337311">
            <text:p>1,5337311</text:p>
          </table:table-cell>
          <table:table-cell office:value-type="float" office:value="1.11172485">
            <text:p>1,11172485</text:p>
          </table:table-cell>
          <table:table-cell office:value-type="float" office:value="1.12494183">
            <text:p>1,12494183</text:p>
          </table:table-cell>
          <table:table-cell office:value-type="float" office:value="1.39396858">
            <text:p>1,39396858</text:p>
          </table:table-cell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float" office:value="1.52946925">
            <text:p>1,52946925</text:p>
          </table:table-cell>
          <table:table-cell office:value-type="float" office:value="1.11700094">
            <text:p>1,11700094</text:p>
          </table:table-cell>
          <table:table-cell office:value-type="float" office:value="0.97155404">
            <text:p>0,97155404</text:p>
          </table:table-cell>
          <table:table-cell office:value-type="float" office:value="1.46983325">
            <text:p>1,46983325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1.51472056">
            <text:p>1,51472056</text:p>
          </table:table-cell>
          <table:table-cell office:value-type="float" office:value="1.13370049">
            <text:p>1,13370049</text:p>
          </table:table-cell>
          <table:table-cell office:value-type="float" office:value="1.03565538">
            <text:p>1,03565538</text:p>
          </table:table-cell>
          <table:table-cell office:value-type="float" office:value="1.43063426">
            <text:p>1,43063426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office:value-type="float" office:value="1.50658369">
            <text:p>1,50658369</text:p>
          </table:table-cell>
          <table:table-cell office:value-type="float" office:value="1.13075423">
            <text:p>1,13075423</text:p>
          </table:table-cell>
          <table:table-cell office:value-type="float" office:value="1.22693086">
            <text:p>1,22693086</text:p>
          </table:table-cell>
          <table:table-cell office:value-type="float" office:value="1.39439309">
            <text:p>1,39439309</text:p>
          </table:table-cell>
          <table:table-cell office:value-type="float" office:value="42">
            <text:p>42</text:p>
          </table:table-cell>
          <table:table-cell/>
        </table:table-row>
        <table:table-row table:style-name="ro2">
          <table:table-cell office:value-type="float" office:value="1.49618602">
            <text:p>1,49618602</text:p>
          </table:table-cell>
          <table:table-cell office:value-type="float" office:value="1.13932049">
            <text:p>1,13932049</text:p>
          </table:table-cell>
          <table:table-cell office:value-type="float" office:value="1.12629402">
            <text:p>1,12629402</text:p>
          </table:table-cell>
          <table:table-cell office:value-type="float" office:value="1.40499127">
            <text:p>1,40499127</text:p>
          </table:table-cell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float" office:value="1.50574219">
            <text:p>1,50574219</text:p>
          </table:table-cell>
          <table:table-cell office:value-type="float" office:value="1.13162875">
            <text:p>1,13162875</text:p>
          </table:table-cell>
          <table:table-cell office:value-type="float" office:value="1.23781312">
            <text:p>1,23781312</text:p>
          </table:table-cell>
          <table:table-cell office:value-type="float" office:value="1.40719032">
            <text:p>1,40719032</text:p>
          </table:table-cell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float" office:value="1.52904379">
            <text:p>1,52904379</text:p>
          </table:table-cell>
          <table:table-cell office:value-type="float" office:value="1.11894822">
            <text:p>1,11894822</text:p>
          </table:table-cell>
          <table:table-cell office:value-type="float" office:value="1.0406307">
            <text:p>1,0406307</text:p>
          </table:table-cell>
          <table:table-cell office:value-type="float" office:value="1.40892935">
            <text:p>1,40892935</text:p>
          </table:table-cell>
          <table:table-cell office:value-type="float" office:value="45">
            <text:p>45</text:p>
          </table:table-cell>
          <table:table-cell/>
        </table:table-row>
        <table:table-row table:style-name="ro2">
          <table:table-cell office:value-type="float" office:value="1.55226159">
            <text:p>1,55226159</text:p>
          </table:table-cell>
          <table:table-cell office:value-type="float" office:value="1.10759091">
            <text:p>1,10759091</text:p>
          </table:table-cell>
          <table:table-cell office:value-type="float" office:value="1.16840041">
            <text:p>1,16840041</text:p>
          </table:table-cell>
          <table:table-cell office:value-type="float" office:value="1.38759434">
            <text:p>1,38759434</text:p>
          </table:table-cell>
          <table:table-cell office:value-type="float" office:value="46">
            <text:p>46</text:p>
          </table:table-cell>
          <table:table-cell/>
        </table:table-row>
        <table:table-row table:style-name="ro2">
          <table:table-cell office:value-type="float" office:value="1.56977749">
            <text:p>1,56977749</text:p>
          </table:table-cell>
          <table:table-cell office:value-type="float" office:value="1.09260976">
            <text:p>1,09260976</text:p>
          </table:table-cell>
          <table:table-cell office:value-type="float" office:value="1.25555182">
            <text:p>1,25555182</text:p>
          </table:table-cell>
          <table:table-cell office:value-type="float" office:value="1.38300753">
            <text:p>1,38300753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float" office:value="1.53911555">
            <text:p>1,53911555</text:p>
          </table:table-cell>
          <table:table-cell office:value-type="float" office:value="1.12613308">
            <text:p>1,12613308</text:p>
          </table:table-cell>
          <table:table-cell office:value-type="float" office:value="1.07307339">
            <text:p>1,07307339</text:p>
          </table:table-cell>
          <table:table-cell office:value-type="float" office:value="1.40907824">
            <text:p>1,40907824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office:value-type="float" office:value="1.52915335">
            <text:p>1,52915335</text:p>
          </table:table-cell>
          <table:table-cell office:value-type="float" office:value="1.12172627">
            <text:p>1,12172627</text:p>
          </table:table-cell>
          <table:table-cell office:value-type="float" office:value="1.3986814">
            <text:p>1,3986814</text:p>
          </table:table-cell>
          <table:table-cell office:value-type="float" office:value="1.41718137">
            <text:p>1,41718137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1.54125583">
            <text:p>1,54125583</text:p>
          </table:table-cell>
          <table:table-cell office:value-type="float" office:value="1.11357737">
            <text:p>1,11357737</text:p>
          </table:table-cell>
          <table:table-cell office:value-type="float" office:value="1.10492241">
            <text:p>1,10492241</text:p>
          </table:table-cell>
          <table:table-cell office:value-type="float" office:value="1.37748539">
            <text:p>1,37748539</text:p>
          </table:table-cell>
          <table:table-cell office:value-type="float" office:value="50">
            <text:p>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15:31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document-statistic meta:table-count="1" meta:cell-count="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96cm" svg:height="17.853cm" xlink:href=".." xlink:type="simple" chart:class="chart:line" chart:style-name="ch1">
        <chart:legend chart:legend-position="end" svg:x="25.9cm" svg:y="7.828cm" style:legend-expansion="high" chart:style-name="ch2"/>
        <chart:plot-area chart:style-name="ch3" table:cell-range-address="Tabelle1.A1:Tabelle1.D51" chart:data-source-has-labels="row" svg:x="1.031cm" svg:y="1.563cm" svg:width="23.707cm" svg:height="15.513cm">
          <chartooo:coordinate-region svg:x="1.758cm" svg:y="1.775cm" svg:width="22.794cm" svg:height="14.6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260564">
                <text:p>1.16260564</text:p>
                <draw:g>
                  <svg:desc>Tabelle1.A2:Tabelle1.A51</svg:desc>
                </draw:g>
              </table:table-cell>
              <table:table-cell office:value-type="float" office:value="1.45228565">
                <text:p>1.45228565</text:p>
                <draw:g>
                  <svg:desc>Tabelle1.B2:Tabelle1.B51</svg:desc>
                </draw:g>
              </table:table-cell>
              <table:table-cell office:value-type="float" office:value="1.11839402">
                <text:p>1.11839402</text:p>
                <draw:g>
                  <svg:desc>Tabelle1.C2:Tabelle1.C51</svg:desc>
                </draw:g>
              </table:table-cell>
              <table:table-cell office:value-type="float" office:value="1.38860095">
                <text:p>1.38860095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817298">
                <text:p>0.95817298</text:p>
              </table:table-cell>
              <table:table-cell office:value-type="float" office:value="1.39162505">
                <text:p>1.39162505</text:p>
              </table:table-cell>
              <table:table-cell office:value-type="float" office:value="1.12069523">
                <text:p>1.12069523</text:p>
              </table:table-cell>
              <table:table-cell office:value-type="float" office:value="1.38971329">
                <text:p>1.38971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841214">
                <text:p>0.92841214</text:p>
              </table:table-cell>
              <table:table-cell office:value-type="float" office:value="1.38988459">
                <text:p>1.38988459</text:p>
              </table:table-cell>
              <table:table-cell office:value-type="float" office:value="1.07425821">
                <text:p>1.07425821</text:p>
              </table:table-cell>
              <table:table-cell office:value-type="float" office:value="1.40187407">
                <text:p>1.40187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97828">
                <text:p>0.89997828</text:p>
              </table:table-cell>
              <table:table-cell office:value-type="float" office:value="1.38955224">
                <text:p>1.38955224</text:p>
              </table:table-cell>
              <table:table-cell office:value-type="float" office:value="1.07858038">
                <text:p>1.07858038</text:p>
              </table:table-cell>
              <table:table-cell office:value-type="float" office:value="1.38718653">
                <text:p>1.38718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42433">
                <text:p>0.88442433</text:p>
              </table:table-cell>
              <table:table-cell office:value-type="float" office:value="1.38940406">
                <text:p>1.38940406</text:p>
              </table:table-cell>
              <table:table-cell office:value-type="float" office:value="1.03984225">
                <text:p>1.03984225</text:p>
              </table:table-cell>
              <table:table-cell office:value-type="float" office:value="1.38711464">
                <text:p>1.38711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396723">
                <text:p>0.87396723</text:p>
              </table:table-cell>
              <table:table-cell office:value-type="float" office:value="1.38897455">
                <text:p>1.38897455</text:p>
              </table:table-cell>
              <table:table-cell office:value-type="float" office:value="1.03247106">
                <text:p>1.03247106</text:p>
              </table:table-cell>
              <table:table-cell office:value-type="float" office:value="1.38793015">
                <text:p>1.3879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086527">
                <text:p>1.32086527</text:p>
              </table:table-cell>
              <table:table-cell office:value-type="float" office:value="1.25641">
                <text:p>1.25641</text:p>
              </table:table-cell>
              <table:table-cell office:value-type="float" office:value="1.07682991">
                <text:p>1.07682991</text:p>
              </table:table-cell>
              <table:table-cell office:value-type="float" office:value="1.47028053">
                <text:p>1.47028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0965753">
                <text:p>1.60965753</text:p>
              </table:table-cell>
              <table:table-cell office:value-type="float" office:value="1.13907313">
                <text:p>1.13907313</text:p>
              </table:table-cell>
              <table:table-cell office:value-type="float" office:value="1.09581983">
                <text:p>1.09581983</text:p>
              </table:table-cell>
              <table:table-cell office:value-type="float" office:value="1.7232573">
                <text:p>1.7232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782542">
                <text:p>1.9782542</text:p>
              </table:table-cell>
              <table:table-cell office:value-type="float" office:value="1.01377606">
                <text:p>1.01377606</text:p>
              </table:table-cell>
              <table:table-cell office:value-type="float" office:value="0.99747676">
                <text:p>0.99747676</text:p>
              </table:table-cell>
              <table:table-cell office:value-type="float" office:value="1.5976789">
                <text:p>1.5976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048785">
                <text:p>1.95048785</text:p>
              </table:table-cell>
              <table:table-cell office:value-type="float" office:value="1.00618708">
                <text:p>1.00618708</text:p>
              </table:table-cell>
              <table:table-cell office:value-type="float" office:value="0.98940742">
                <text:p>0.98940742</text:p>
              </table:table-cell>
              <table:table-cell office:value-type="float" office:value="1.70684338">
                <text:p>1.70684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4428272">
                <text:p>2.24428272</text:p>
              </table:table-cell>
              <table:table-cell office:value-type="float" office:value="0.89507484">
                <text:p>0.89507484</text:p>
              </table:table-cell>
              <table:table-cell office:value-type="float" office:value="1.03903902">
                <text:p>1.03903902</text:p>
              </table:table-cell>
              <table:table-cell office:value-type="float" office:value="1.63804603">
                <text:p>1.63804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664587">
                <text:p>2.05664587</text:p>
              </table:table-cell>
              <table:table-cell office:value-type="float" office:value="0.95727682">
                <text:p>0.95727682</text:p>
              </table:table-cell>
              <table:table-cell office:value-type="float" office:value="1.1034013">
                <text:p>1.1034013</text:p>
              </table:table-cell>
              <table:table-cell office:value-type="float" office:value="1.45223582">
                <text:p>1.45223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1110058">
                <text:p>2.21110058</text:p>
              </table:table-cell>
              <table:table-cell office:value-type="float" office:value="0.89977437">
                <text:p>0.89977437</text:p>
              </table:table-cell>
              <table:table-cell office:value-type="float" office:value="1.03351271">
                <text:p>1.03351271</text:p>
              </table:table-cell>
              <table:table-cell office:value-type="float" office:value="1.59199536">
                <text:p>1.59199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311026">
                <text:p>2.16311026</text:p>
              </table:table-cell>
              <table:table-cell office:value-type="float" office:value="0.92625391">
                <text:p>0.92625391</text:p>
              </table:table-cell>
              <table:table-cell office:value-type="float" office:value="1.06491864">
                <text:p>1.06491864</text:p>
              </table:table-cell>
              <table:table-cell office:value-type="float" office:value="1.53574932">
                <text:p>1.53574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5217528">
                <text:p>2.05217528</text:p>
              </table:table-cell>
              <table:table-cell office:value-type="float" office:value="0.95881331">
                <text:p>0.95881331</text:p>
              </table:table-cell>
              <table:table-cell office:value-type="float" office:value="0.9381302">
                <text:p>0.9381302</text:p>
              </table:table-cell>
              <table:table-cell office:value-type="float" office:value="1.5973947">
                <text:p>1.5973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534284">
                <text:p>1.75534284</text:p>
              </table:table-cell>
              <table:table-cell office:value-type="float" office:value="1.08710766">
                <text:p>1.08710766</text:p>
              </table:table-cell>
              <table:table-cell office:value-type="float" office:value="1.21110129">
                <text:p>1.21110129</text:p>
              </table:table-cell>
              <table:table-cell office:value-type="float" office:value="1.39396608">
                <text:p>1.39396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2734568">
                <text:p>1.62734568</text:p>
              </table:table-cell>
              <table:table-cell office:value-type="float" office:value="1.12174058">
                <text:p>1.12174058</text:p>
              </table:table-cell>
              <table:table-cell office:value-type="float" office:value="0.94205612">
                <text:p>0.94205612</text:p>
              </table:table-cell>
              <table:table-cell office:value-type="float" office:value="1.52424335">
                <text:p>1.52424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7233729">
                <text:p>1.67233729</text:p>
              </table:table-cell>
              <table:table-cell office:value-type="float" office:value="1.09410572">
                <text:p>1.09410572</text:p>
              </table:table-cell>
              <table:table-cell office:value-type="float" office:value="1.15339971">
                <text:p>1.15339971</text:p>
              </table:table-cell>
              <table:table-cell office:value-type="float" office:value="1.40020311">
                <text:p>1.40020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1709216">
                <text:p>1.71709216</text:p>
              </table:table-cell>
              <table:table-cell office:value-type="float" office:value="1.06918311">
                <text:p>1.06918311</text:p>
              </table:table-cell>
              <table:table-cell office:value-type="float" office:value="0.94524908">
                <text:p>0.94524908</text:p>
              </table:table-cell>
              <table:table-cell office:value-type="float" office:value="1.50553095">
                <text:p>1.5055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506735">
                <text:p>1.50506735</text:p>
              </table:table-cell>
              <table:table-cell office:value-type="float" office:value="1.16024649">
                <text:p>1.16024649</text:p>
              </table:table-cell>
              <table:table-cell office:value-type="float" office:value="0.91207188">
                <text:p>0.91207188</text:p>
              </table:table-cell>
              <table:table-cell office:value-type="float" office:value="1.53948367">
                <text:p>1.53948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5531204">
                <text:p>1.55531204</text:p>
              </table:table-cell>
              <table:table-cell office:value-type="float" office:value="1.11951482">
                <text:p>1.11951482</text:p>
              </table:table-cell>
              <table:table-cell office:value-type="float" office:value="1.26706445">
                <text:p>1.26706445</text:p>
              </table:table-cell>
              <table:table-cell office:value-type="float" office:value="1.44171214">
                <text:p>1.44171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3608918">
                <text:p>1.53608918</text:p>
              </table:table-cell>
              <table:table-cell office:value-type="float" office:value="1.12751496">
                <text:p>1.12751496</text:p>
              </table:table-cell>
              <table:table-cell office:value-type="float" office:value="0.98160142">
                <text:p>0.98160142</text:p>
              </table:table-cell>
              <table:table-cell office:value-type="float" office:value="1.46074796">
                <text:p>1.46074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322506">
                <text:p>1.53322506</text:p>
              </table:table-cell>
              <table:table-cell office:value-type="float" office:value="1.13428986">
                <text:p>1.13428986</text:p>
              </table:table-cell>
              <table:table-cell office:value-type="float" office:value="0.90111542">
                <text:p>0.90111542</text:p>
              </table:table-cell>
              <table:table-cell office:value-type="float" office:value="1.53523254">
                <text:p>1.53523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901227">
                <text:p>1.45901227</text:p>
              </table:table-cell>
              <table:table-cell office:value-type="float" office:value="1.15850711">
                <text:p>1.15850711</text:p>
              </table:table-cell>
              <table:table-cell office:value-type="float" office:value="1.02064764">
                <text:p>1.02064764</text:p>
              </table:table-cell>
              <table:table-cell office:value-type="float" office:value="1.44430137">
                <text:p>1.44430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3851197">
                <text:p>1.43851197</text:p>
              </table:table-cell>
              <table:table-cell office:value-type="float" office:value="1.16784966">
                <text:p>1.16784966</text:p>
              </table:table-cell>
              <table:table-cell office:value-type="float" office:value="0.95550096">
                <text:p>0.95550096</text:p>
              </table:table-cell>
              <table:table-cell office:value-type="float" office:value="1.49668837">
                <text:p>1.49668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7414696">
                <text:p>1.47414696</text:p>
              </table:table-cell>
              <table:table-cell office:value-type="float" office:value="1.15352714">
                <text:p>1.15352714</text:p>
              </table:table-cell>
              <table:table-cell office:value-type="float" office:value="0.86528701">
                <text:p>0.86528701</text:p>
              </table:table-cell>
              <table:table-cell office:value-type="float" office:value="1.63800585">
                <text:p>1.63800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297763">
                <text:p>1.48297763</text:p>
              </table:table-cell>
              <table:table-cell office:value-type="float" office:value="1.14444351">
                <text:p>1.14444351</text:p>
              </table:table-cell>
              <table:table-cell office:value-type="float" office:value="0.98957652">
                <text:p>0.98957652</text:p>
              </table:table-cell>
              <table:table-cell office:value-type="float" office:value="1.44601989">
                <text:p>1.44601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261724">
                <text:p>1.5261724</text:p>
              </table:table-cell>
              <table:table-cell office:value-type="float" office:value="1.12222099">
                <text:p>1.12222099</text:p>
              </table:table-cell>
              <table:table-cell office:value-type="float" office:value="0.97845578">
                <text:p>0.97845578</text:p>
              </table:table-cell>
              <table:table-cell office:value-type="float" office:value="1.46454442">
                <text:p>1.46454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222627">
                <text:p>1.46222627</text:p>
              </table:table-cell>
              <table:table-cell office:value-type="float" office:value="1.15822756">
                <text:p>1.15822756</text:p>
              </table:table-cell>
              <table:table-cell office:value-type="float" office:value="1.0200572">
                <text:p>1.0200572</text:p>
              </table:table-cell>
              <table:table-cell office:value-type="float" office:value="1.46606755">
                <text:p>1.46606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26796">
                <text:p>1.4926796</text:p>
              </table:table-cell>
              <table:table-cell office:value-type="float" office:value="1.13390064">
                <text:p>1.13390064</text:p>
              </table:table-cell>
              <table:table-cell office:value-type="float" office:value="0.97920513">
                <text:p>0.97920513</text:p>
              </table:table-cell>
              <table:table-cell office:value-type="float" office:value="1.46956217">
                <text:p>1.46956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09735">
                <text:p>1.4609735</text:p>
              </table:table-cell>
              <table:table-cell office:value-type="float" office:value="1.15738094">
                <text:p>1.15738094</text:p>
              </table:table-cell>
              <table:table-cell office:value-type="float" office:value="0.95953512">
                <text:p>0.95953512</text:p>
              </table:table-cell>
              <table:table-cell office:value-type="float" office:value="1.4666959">
                <text:p>1.4666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5330036">
                <text:p>1.45330036</text:p>
              </table:table-cell>
              <table:table-cell office:value-type="float" office:value="1.15573239">
                <text:p>1.15573239</text:p>
              </table:table-cell>
              <table:table-cell office:value-type="float" office:value="1.12933779">
                <text:p>1.12933779</text:p>
              </table:table-cell>
              <table:table-cell office:value-type="float" office:value="1.39344251">
                <text:p>1.39344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8462141">
                <text:p>1.48462141</text:p>
              </table:table-cell>
              <table:table-cell office:value-type="float" office:value="1.13530135">
                <text:p>1.13530135</text:p>
              </table:table-cell>
              <table:table-cell office:value-type="float" office:value="0.99047858">
                <text:p>0.99047858</text:p>
              </table:table-cell>
              <table:table-cell office:value-type="float" office:value="1.43418896">
                <text:p>1.43418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876829">
                <text:p>1.53876829</text:p>
              </table:table-cell>
              <table:table-cell office:value-type="float" office:value="1.11031437">
                <text:p>1.11031437</text:p>
              </table:table-cell>
              <table:table-cell office:value-type="float" office:value="1.18585551">
                <text:p>1.18585551</text:p>
              </table:table-cell>
              <table:table-cell office:value-type="float" office:value="1.41543567">
                <text:p>1.41543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808942">
                <text:p>1.50808942</text:p>
              </table:table-cell>
              <table:table-cell office:value-type="float" office:value="1.13558567">
                <text:p>1.13558567</text:p>
              </table:table-cell>
              <table:table-cell office:value-type="float" office:value="1.17442501">
                <text:p>1.17442501</text:p>
              </table:table-cell>
              <table:table-cell office:value-type="float" office:value="1.44086838">
                <text:p>1.44086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761047">
                <text:p>1.47761047</text:p>
              </table:table-cell>
              <table:table-cell office:value-type="float" office:value="1.14837384">
                <text:p>1.14837384</text:p>
              </table:table-cell>
              <table:table-cell office:value-type="float" office:value="1.19179189">
                <text:p>1.19179189</text:p>
              </table:table-cell>
              <table:table-cell office:value-type="float" office:value="1.40704167">
                <text:p>1.40704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9997044">
                <text:p>1.49997044</text:p>
              </table:table-cell>
              <table:table-cell office:value-type="float" office:value="1.13658059">
                <text:p>1.13658059</text:p>
              </table:table-cell>
              <table:table-cell office:value-type="float" office:value="1.09356999">
                <text:p>1.09356999</text:p>
              </table:table-cell>
              <table:table-cell office:value-type="float" office:value="1.40526617">
                <text:p>1.40526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9196827">
                <text:p>1.49196827</text:p>
              </table:table-cell>
              <table:table-cell office:value-type="float" office:value="1.14450562">
                <text:p>1.14450562</text:p>
              </table:table-cell>
              <table:table-cell office:value-type="float" office:value="1.06194389">
                <text:p>1.06194389</text:p>
              </table:table-cell>
              <table:table-cell office:value-type="float" office:value="1.4072721">
                <text:p>1.4072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337311">
                <text:p>1.5337311</text:p>
              </table:table-cell>
              <table:table-cell office:value-type="float" office:value="1.11172485">
                <text:p>1.11172485</text:p>
              </table:table-cell>
              <table:table-cell office:value-type="float" office:value="1.12494183">
                <text:p>1.12494183</text:p>
              </table:table-cell>
              <table:table-cell office:value-type="float" office:value="1.39396858">
                <text:p>1.39396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946925">
                <text:p>1.52946925</text:p>
              </table:table-cell>
              <table:table-cell office:value-type="float" office:value="1.11700094">
                <text:p>1.11700094</text:p>
              </table:table-cell>
              <table:table-cell office:value-type="float" office:value="0.97155404">
                <text:p>0.97155404</text:p>
              </table:table-cell>
              <table:table-cell office:value-type="float" office:value="1.46983325">
                <text:p>1.46983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1472056">
                <text:p>1.51472056</text:p>
              </table:table-cell>
              <table:table-cell office:value-type="float" office:value="1.13370049">
                <text:p>1.13370049</text:p>
              </table:table-cell>
              <table:table-cell office:value-type="float" office:value="1.03565538">
                <text:p>1.03565538</text:p>
              </table:table-cell>
              <table:table-cell office:value-type="float" office:value="1.43063426">
                <text:p>1.43063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58369">
                <text:p>1.50658369</text:p>
              </table:table-cell>
              <table:table-cell office:value-type="float" office:value="1.13075423">
                <text:p>1.13075423</text:p>
              </table:table-cell>
              <table:table-cell office:value-type="float" office:value="1.22693086">
                <text:p>1.22693086</text:p>
              </table:table-cell>
              <table:table-cell office:value-type="float" office:value="1.39439309">
                <text:p>1.39439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9618602">
                <text:p>1.49618602</text:p>
              </table:table-cell>
              <table:table-cell office:value-type="float" office:value="1.13932049">
                <text:p>1.13932049</text:p>
              </table:table-cell>
              <table:table-cell office:value-type="float" office:value="1.12629402">
                <text:p>1.12629402</text:p>
              </table:table-cell>
              <table:table-cell office:value-type="float" office:value="1.40499127">
                <text:p>1.40499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574219">
                <text:p>1.50574219</text:p>
              </table:table-cell>
              <table:table-cell office:value-type="float" office:value="1.13162875">
                <text:p>1.13162875</text:p>
              </table:table-cell>
              <table:table-cell office:value-type="float" office:value="1.23781312">
                <text:p>1.23781312</text:p>
              </table:table-cell>
              <table:table-cell office:value-type="float" office:value="1.40719032">
                <text:p>1.40719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2904379">
                <text:p>1.52904379</text:p>
              </table:table-cell>
              <table:table-cell office:value-type="float" office:value="1.11894822">
                <text:p>1.11894822</text:p>
              </table:table-cell>
              <table:table-cell office:value-type="float" office:value="1.0406307">
                <text:p>1.0406307</text:p>
              </table:table-cell>
              <table:table-cell office:value-type="float" office:value="1.40892935">
                <text:p>1.40892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5226159">
                <text:p>1.55226159</text:p>
              </table:table-cell>
              <table:table-cell office:value-type="float" office:value="1.10759091">
                <text:p>1.10759091</text:p>
              </table:table-cell>
              <table:table-cell office:value-type="float" office:value="1.16840041">
                <text:p>1.16840041</text:p>
              </table:table-cell>
              <table:table-cell office:value-type="float" office:value="1.38759434">
                <text:p>1.38759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977749">
                <text:p>1.56977749</text:p>
              </table:table-cell>
              <table:table-cell office:value-type="float" office:value="1.09260976">
                <text:p>1.09260976</text:p>
              </table:table-cell>
              <table:table-cell office:value-type="float" office:value="1.25555182">
                <text:p>1.25555182</text:p>
              </table:table-cell>
              <table:table-cell office:value-type="float" office:value="1.38300753">
                <text:p>1.38300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3911555">
                <text:p>1.53911555</text:p>
              </table:table-cell>
              <table:table-cell office:value-type="float" office:value="1.12613308">
                <text:p>1.12613308</text:p>
              </table:table-cell>
              <table:table-cell office:value-type="float" office:value="1.07307339">
                <text:p>1.07307339</text:p>
              </table:table-cell>
              <table:table-cell office:value-type="float" office:value="1.40907824">
                <text:p>1.40907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2915335">
                <text:p>1.52915335</text:p>
              </table:table-cell>
              <table:table-cell office:value-type="float" office:value="1.12172627">
                <text:p>1.12172627</text:p>
              </table:table-cell>
              <table:table-cell office:value-type="float" office:value="1.3986814">
                <text:p>1.3986814</text:p>
              </table:table-cell>
              <table:table-cell office:value-type="float" office:value="1.41718137">
                <text:p>1.41718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4125583">
                <text:p>1.54125583</text:p>
              </table:table-cell>
              <table:table-cell office:value-type="float" office:value="1.11357737">
                <text:p>1.11357737</text:p>
              </table:table-cell>
              <table:table-cell office:value-type="float" office:value="1.10492241">
                <text:p>1.10492241</text:p>
              </table:table-cell>
              <table:table-cell office:value-type="float" office:value="1.37748539">
                <text:p>1.37748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